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" svg:font-family="'Segoe UI Emoji'" style:font-family-generic="swiss" style:font-pitch="variable"/>
    <style:font-face style:name="Segoe UI Emoji1" svg:font-family="'Segoe UI Emoj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Standard">
      <style:text-properties officeooo:paragraph-rsid="00171b45"/>
    </style:style>
    <style:style style:name="P2" style:family="paragraph" style:parent-style-name="Standard" style:list-style-name="WWNum1"/>
    <style:style style:name="P3" style:family="paragraph" style:parent-style-name="Standard" style:list-style-name="WWNum1">
      <style:text-properties officeooo:paragraph-rsid="0018b370"/>
    </style:style>
    <style:style style:name="P4" style:family="paragraph" style:parent-style-name="Standard">
      <style:paragraph-properties fo:margin-left="1.27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Segoe UI Emoji" fo:font-weight="bold" style:font-weight-asian="bold" style:font-name-complex="Segoe UI Emoji1" style:font-weight-complex="bold"/>
    </style:style>
    <style:style style:name="T3" style:family="text">
      <style:text-properties officeooo:rsid="00171b45"/>
    </style:style>
    <style:style style:name="T4" style:family="text">
      <style:text-properties fo:font-weight="bold" officeooo:rsid="00171b45" style:font-weight-asian="bold" style:font-weight-complex="bold"/>
    </style:style>
    <style:style style:name="T5" style:family="text">
      <style:text-properties fo:font-weight="bold" officeooo:rsid="0018b370" style:font-weight-asian="bold" style:font-weight-complex="bold"/>
    </style:style>
    <style:style style:name="T6" style:family="text">
      <style:text-properties officeooo:rsid="0018b3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# Título do Projeto: <text:line-break/><text:line-break/>Investir com Pouco: O Guia Simples Para Quem Começa Tarde<text:line-break/></text:span></text:p>
      <text:p text:style-name="Standard"><text:span text:style-name="T2">📒</text:span><text:span text:style-name="T1"> Descrição</text:span></text:p>
      <text:p text:style-name="P1">Trata-se de um e-book <text:span text:style-name="T3">sucinto </text:span>d<text:span text:style-name="T3">eseis</text:span> páginas voltadas para o público maduro que tenha pouco ou nenhum contato com dicas e insights sobre educação financeira e investimentos. <text:line-break/><text:line-break/><text:span text:style-name="T4">P</text:span><text:span text:style-name="T1">rompt: </text:span>Criar um e-book de finanças pessoais <text:span text:style-name="T5">direcionado</text:span> para <text:span text:style-name="T3">o</text:span> público com mais de 50 anos, que possa ter dificuldade com tecnologia, mas que está buscando aprender sobre investimentos com pouco dinheiro de maneira simples e motivadora. O objetivo é torn<text:span text:style-name="T3">á</text:span>-lo acessível, sem jargões financeiros, e com uma linguagem clara, motivacional e prática.<text:line-break/><text:line-break/><text:span text:style-name="T5">Prompt de Imagens:</text:span><text:span text:style-name="T6"> Criar uma imagem para capa de um livro que contenha dinheiro e moedas sem especificar de qual país é o dinheiro, com cores neutras e aspecto clean e profissional.</text:span></text:p>
      <text:p text:style-name="Standard"/>
      <text:list text:style-name="WWNum1">
        <text:list-item>
          <text:p text:style-name="P2"><text:span text:style-name="T1">## </text:span><text:span text:style-name="T2">🤖</text:span><text:span text:style-name="T1"> Tecnologias Utilizadas<text:line-break/></text:span></text:p>
        </text:list-item>
        <text:list-item>
          <text:p text:style-name="P2">IA Generativa <text:a xlink:type="simple" xlink:href="https://chat.openai.com/" text:style-name="Internet_20_link" text:visited-style-name="Visited_20_Internet_20_Link"><text:span text:style-name="Internet_20_link"><text:span text:style-name="T1">ChatGPT</text:span></text:span></text:a> para sugestões;</text:p>
        </text:list-item>
        <text:list-item>
          <text:p text:style-name="P3">IA Generativa <text:a xlink:type="simple" xlink:href="https://leonardo.ai/" text:style-name="Internet_20_link" text:visited-style-name="Visited_20_Internet_20_Link"><text:span text:style-name="Internet_20_link"><text:span text:style-name="T1">Leonardo AI</text:span></text:span></text:a> para criar a arte visual do e-book;</text:p>
        </text:list-item>
        <text:list-item>
          <text:p text:style-name="P3"><text:span text:style-name="T6">IA Generativa <text:s/></text:span><text:a xlink:type="simple" xlink:href="https://www.midjourney.com/home" text:style-name="Internet_20_link" text:visited-style-name="Visited_20_Internet_20_Link">Midjourney</text:a> <text:span text:style-name="T6">para apurar a imagem de capa;</text:span></text:p>
        </text:list-item>
        <text:list-item>
          <text:p text:style-name="P2">IA Generativa <text:a xlink:type="simple" xlink:href="https://ebookmaker.ai" text:style-name="Internet_20_link" text:visited-style-name="Visited_20_Internet_20_Link"><text:span text:style-name="Internet_20_link">https://ebookmaker.ai</text:span></text:a> para conteúdo;</text:p>
        </text:list-item>
        <text:list-item>
          <text:p text:style-name="P3">IA Generativa do Google <text:a xlink:type="simple" xlink:href="https://gemini.google.com/app?hl=pt-PT" text:style-name="Internet_20_link" text:visited-style-name="Visited_20_Internet_20_Link">Gemini</text:a> para busca de imagens;</text:p>
        </text:list-item>
        <text:list-item>
          <text:p text:style-name="P2">Ferramenta <text:span text:style-name="T1">Libre Office</text:span> para edição <text:span text:style-name="T3">e salvei em PDF.</text:span><text:line-break/></text:p>
        </text:list-item>
      </text:list>
      <text:p text:style-name="P4"/>
      <text:p text:style-name="Standard"><text:span text:style-name="T1"><text:line-break/></text:span></text:p>
      <text:p text:style-name="Standard"><text:span text:style-name="T1">## </text:span><text:span text:style-name="T2">🧐</text:span><text:span text:style-name="T1"> Processo de Criação</text:span><text:line-break/><text:line-break/>Fiz uso do ChatGPT para sugestão de títulos e capítulos, <text:span text:style-name="T3">e também a formatação ABNT.</text:span><text:line-break/>Complementei o roteiro com ideias do ebookmaker.A.I.<text:line-break/>Utilizei imagens de busca do Google Gemini e Leonardo AI <text:span text:style-name="T3">e finalizei com MidJourney.</text:span><text:line-break/>Editei o texto na ferramenta <text:span text:style-name="T3">Libre Office.<text:line-break/></text:span></text:p>
      <text:p text:style-name="Standard"/>
      <text:p text:style-name="Standard"><text:span text:style-name="T1">## </text:span><text:span text:style-name="T2">🚀</text:span><text:span text:style-name="T1"> Resultados</text:span></text:p>
      <text:p text:style-name="Standard">O e-book usa linguagem simples e direta com a proposta de encorajar o leitor que nunca fez investimentos a dar seus primeiros passos no universo das finanças pessoais, no intuito de <text:soft-page-break/>garantir segurança financeira. <text:line-break/><text:line-break/>COLOCAR LINK DO E-BOOK</text:p>
      <text:p text:style-name="P1"><text:span text:style-name="T1">## </text:span><text:span text:style-name="T2">💭</text:span><text:span text:style-name="T1"> Reflexão (Opcional)</text:span></text:p>
      <text:p text:style-name="P1"><text:line-break/>Entrar em contato com as IAs Generativas no processo de elaboração desse projeto foi muito estimulante no sentido de descobrir quão poderosa pode ser capacidade de criação dessas ferramentas.<text:line-break/><text:line-break/><text:line-break/></text:p>
      <text:p text:style-name="Standard"/>
      <text:list text:continue-numbering="true" text:style-name="WWNum1">
        <text:list-header>
          <text:p text:style-name="P2"><text:span text:style-name="T1"/></text:p>
        </text:list-header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" svg:font-family="'Segoe UI Emoji'" style:font-family-generic="swiss" style:font-pitch="variable"/>
    <style:font-face style:name="Segoe UI Emoji1" svg:font-family="'Segoe UI Emoj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pt" fo:country="BR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1" fo:font-size="11pt" fo:language="pt" fo:country="BR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ítulo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="Calibri1" fo:font-family="Calibri" style:font-family-generic="roman" style:font-pitch="variable" fo:font-size="10pt" style:font-size-asian="10pt"/>
    </style:style>
    <style:style style:name="ListLabel_20_2" style:display-name="ListLabel 2" style:family="text">
      <style:text-properties style:font-name="Calibri" fo:font-family="Calibri" style:font-pitch="variable" fo:font-size="10pt" style:font-size-asian="10pt"/>
    </style:style>
    <style:style style:name="ListLabel_20_3" style:display-name="ListLabel 3" style:family="text">
      <style:text-properties style:font-name="Calibri" fo:font-family="Calibri" style:font-pitch="variable" fo:font-size="10pt" style:font-size-asian="10pt"/>
    </style:style>
    <style:style style:name="ListLabel_20_4" style:display-name="ListLabel 4" style:family="text">
      <style:text-properties style:font-name="Calibri" fo:font-family="Calibri" style:font-pitch="variable" fo:font-size="10pt" style:font-size-asian="10pt"/>
    </style:style>
    <style:style style:name="ListLabel_20_5" style:display-name="ListLabel 5" style:family="text">
      <style:text-properties style:font-name="Calibri" fo:font-family="Calibri" style:font-pitch="variable" fo:font-size="10pt" style:font-size-asian="10pt"/>
    </style:style>
    <style:style style:name="ListLabel_20_6" style:display-name="ListLabel 6" style:family="text">
      <style:text-properties style:font-name="Calibri" fo:font-family="Calibri" style:font-pitch="variable" fo:font-size="10pt" style:font-size-asian="10pt"/>
    </style:style>
    <style:style style:name="ListLabel_20_7" style:display-name="ListLabel 7" style:family="text">
      <style:text-properties style:font-name="Calibri" fo:font-family="Calibri" style:font-pitch="variable" fo:font-size="10pt" style:font-size-asian="10pt"/>
    </style:style>
    <style:style style:name="ListLabel_20_8" style:display-name="ListLabel 8" style:family="text">
      <style:text-properties style:font-name="Calibri" fo:font-family="Calibri" style:font-pitch="variable" fo:font-size="10pt" style:font-size-asian="10pt"/>
    </style:style>
    <style:style style:name="ListLabel_20_9" style:display-name="ListLabel 9" style:family="text">
      <style:text-properties style:font-name="Calibri" fo:font-family="Calibri" style:font-pitch="variable" fo:font-size="10pt" style:font-size-asian="10pt"/>
    </style:style>
    <style:style style:name="ListLabel_20_10" style:display-name="ListLabel 10" style:family="text">
      <style:text-properties fo:font-weight="bold" style:font-weight-asian="bold" style:font-weight-complex="bold"/>
    </style:style>
    <style:style style:name="ListLabel_20_11" style:display-name="ListLabel 1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suario</meta:initial-creator>
    <meta:editing-cycles>4</meta:editing-cycles>
    <meta:creation-date>2024-11-13T23:06:00</meta:creation-date>
    <dc:date>2025-01-06T23:06:11.429000000</dc:date>
    <meta:editing-duration>PT7H53M36S</meta:editing-duration>
    <meta:generator>LibreOffice/24.8.4.2$Windows_X86_64 LibreOffice_project/bb3cfa12c7b1bf994ecc5649a80400d06cd71002</meta:generator>
    <meta:document-statistic meta:table-count="0" meta:image-count="0" meta:object-count="0" meta:page-count="2" meta:paragraph-count="17" meta:word-count="310" meta:character-count="1906" meta:non-whitespace-character-count="1601"/>
    <meta:user-defined meta:name="AppVersion">16.0000</meta:user-defined>
    <meta:template xlink:type="simple" xlink:actuate="onRequest" xlink:title="Normal" xlink:href=""/>
  </office:meta>
</office:document-meta>
</file>